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4B20000217E80E0AC1A.svm"/>
  <manifest:file-entry manifest:media-type="" manifest:full-path="Pictures/2000000700005DF4000037325AE89062.svm"/>
  <manifest:file-entry manifest:media-type="" manifest:full-path="Pictures/20000007000055E400002ACBD769DA59.svm"/>
  <manifest:file-entry manifest:media-type="" manifest:full-path="Pictures/2000000700001728000020DF32A8B7A5.svm"/>
  <manifest:file-entry manifest:media-type="" manifest:full-path="Pictures/2000000700001FD600001580B95F1E46.svm"/>
  <manifest:file-entry manifest:media-type="" manifest:full-path="Pictures/2000000700003C280000214944C74EEB.svm"/>
  <manifest:file-entry manifest:media-type="" manifest:full-path="Pictures/2000000700001E4900001F52C50403CD.svm"/>
  <manifest:file-entry manifest:media-type="" manifest:full-path="Pictures/200000070000605400002E83F74A249C.svm"/>
  <manifest:file-entry manifest:media-type="" manifest:full-path="Pictures/2000000700002325000016542EEB272E.svm"/>
  <manifest:file-entry manifest:media-type="" manifest:full-path="Pictures/2000000700001E2F00001E2F25F60730.svm"/>
  <manifest:file-entry manifest:media-type="" manifest:full-path="Pictures/2000000700005CB600000F18F8B623D0.svm"/>
  <manifest:file-entry manifest:media-type="" manifest:full-path="Pictures/20000007000062B500002F22989C1F41.svm"/>
  <manifest:file-entry manifest:media-type="" manifest:full-path="Pictures/2000000700001B4A0000290958208D40.svm"/>
  <manifest:file-entry manifest:media-type="" manifest:full-path="Pictures/2000000700001DC50000251CD0CA6B00.svm"/>
  <manifest:file-entry manifest:media-type="" manifest:full-path="Pictures/2000000700004B8E00002B007DA6C30F.svm"/>
  <manifest:file-entry manifest:media-type="" manifest:full-path="Pictures/200000070000170D00001EE85544DFF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ize="10.5pt" style:font-size-asian="10.5pt" style:font-size-complex="10.5pt"/>
    </style:style>
    <style:style style:name="P2" style:family="paragraph" style:parent-style-name="Footer">
      <style:paragraph-properties fo:text-align="end" style:justify-single-word="false"/>
      <style:text-properties fo:language="fr" fo:country="CA"/>
    </style:style>
    <style:style style:name="P3" style:family="paragraph" style:parent-style-name="Standard">
      <style:paragraph-properties fo:text-align="center" style:justify-single-word="false"/>
      <style:text-properties fo:language="fr" fo:country="CA"/>
    </style:style>
    <style:style style:name="P4" style:family="paragraph" style:parent-style-name="Standard">
      <style:paragraph-properties fo:text-align="center" style:justify-single-word="false"/>
      <style:text-properties fo:font-size="14pt" fo:language="fr" fo:country="CA" fo:font-weight="bold" style:font-size-asian="14pt" style:font-weight-asian="bold" style:font-size-complex="14pt" style:font-weight-complex="bold"/>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paragraph-properties fo:text-align="justify" style:justify-single-word="false"/>
      <style:text-properties fo:language="fr" fo:country="CA"/>
    </style:style>
    <style:style style:name="P8" style:family="paragraph" style:parent-style-name="Text_20_body">
      <style:text-properties fo:language="fr" fo:country="CA" fo:font-style="normal" style:font-style-asian="normal" style:font-style-complex="normal"/>
    </style:style>
    <style:style style:name="P9" style:family="paragraph" style:parent-style-name="Standard" style:master-page-name="First_20_Page">
      <style:paragraph-properties fo:text-align="center" style:justify-single-word="false" style:page-number="auto"/>
      <style:text-properties fo:language="fr" fo:country="CA"/>
    </style:style>
    <style:style style:name="P10" style:family="paragraph" style:parent-style-name="Text_20_body">
      <style:paragraph-properties fo:text-align="justify" style:justify-single-word="false"/>
      <style:text-properties fo:language="fr" fo:country="CA"/>
    </style:style>
    <style:style style:name="P11" style:family="paragraph" style:parent-style-name="Text_20_body">
      <style:paragraph-properties fo:text-align="justify" style:justify-single-word="false" fo:break-before="page"/>
      <style:text-properties fo:language="fr" fo:country="CA"/>
    </style:style>
    <style:style style:name="P12" style:family="paragraph" style:parent-style-name="Heading_20_1">
      <style:text-properties fo:language="fr" fo:country="CA"/>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fr" fo:country="CA"/>
    </style:style>
    <style:style style:name="T1" style:family="text">
      <style:text-properties fo:language="fr" fo:country="CA"/>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Université du Québec en Outaouais</text:p>
      <text:p text:style-name="P3"/>
      <text:p text:style-name="P3"/>
      <text:p text:style-name="P3"/>
      <text:p text:style-name="P3"/>
      <text:p text:style-name="P3"/>
      <text:p text:style-name="P3">Rapport <text:s/>de projet</text:p>
      <text:p text:style-name="P3">Présenté à</text:p>
      <text:p text:style-name="P3">Ana-maria cretu, Ph.D.</text:p>
      <text:p text:style-name="P3"/>
      <text:p text:style-name="P3"/>
      <text:p text:style-name="P3"/>
      <text:p text:style-name="P3"/>
      <text:p text:style-name="P3"/>
      <text:p text:style-name="P3">Dans le cadre de</text:p>
      <text:p text:style-name="P3">INF4503 : RÉALITÉ VIRTUELLE</text:p>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3">Par</text:p>
          </table:table-cell>
          <table:covered-table-cell/>
        </table:table-row>
        <table:table-row>
          <table:table-cell table:style-name="Table1.A1" office:value-type="string">
            <text:p text:style-name="P3">Maxime Gauthier</text:p>
          </table:table-cell>
          <table:table-cell table:style-name="Table1.A1" office:value-type="string">
            <text:p text:style-name="P3">MAXIME DUPUIS</text:p>
          </table:table-cell>
        </table:table-row>
        <table:table-row>
          <table:table-cell table:style-name="Table1.A1" office:value-type="string">
            <text:p text:style-name="P3">GAUM03118809</text:p>
          </table:table-cell>
          <table:table-cell table:style-name="Table1.A1" office:value-type="string">
            <text:p text:style-name="P3">DUPM15049307</text:p>
          </table:table-cell>
        </table:table-row>
      </table:table>
      <text:p text:style-name="P3"/>
      <text:p text:style-name="P3"/>
      <text:p text:style-name="P3"/>
      <text:p text:style-name="P3"/>
      <text:p text:style-name="P3"/>
      <text:p text:style-name="P4">Rapport de PROJET En réalité virtuelle</text:p>
      <text:p text:style-name="P3"/>
      <text:p text:style-name="P3"/>
      <text:p text:style-name="P3"/>
      <text:p text:style-name="P3"/>
      <text:p text:style-name="P3"/>
      <text:p text:style-name="P3"/>
      <text:p text:style-name="P3">Automne 2013</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des matières</text:p>
          </text:index-title>
          <text:p text:style-name="P5">Introduction<text:tab/>2</text:p>
          <text:p text:style-name="P5">Objectifs<text:tab/>2</text:p>
          <text:p text:style-name="P5">Conclusion<text:tab/>2</text:p>
        </text:index-body>
      </text:table-of-content>
      <text:h text:style-name="P12" text:outline-level="1"/>
      <text:h text:style-name="P13" text:outline-level="1"><text:span text:style-name="T1">Introduction</text:span></text:h>
      <text:p text:style-name="P7">Le projet consiste à créer un monde de réalité virtuelle en VRML. L'utilisateur commence dans le désert à l'entrée d'une grande pyramide égyptienne bordée de palmiers. S'il décide de s'aventurer à l'intérieur, il découvrira des reliques égyptiennes et peut-être même des secrets longtemps oubliés.</text:p>
      <text:h text:style-name="P12" text:outline-level="1"/>
      <text:h text:style-name="P14" text:outline-level="1">Objectifs</text:h>
      <text:p text:style-name="P7">Vue de l'extérieur (Gauthier)</text:p>
      <text:p text:style-name="P7"><draw:frame draw:style-name="fr1" draw:name="graphics1" text:anchor-type="as-char" svg:width="17.59cm" svg:height="10.01cm" draw:z-index="15"><draw:image xlink:href="Pictures/2000000700004B8E00002B007DA6C30F.svm" xlink:type="simple" xlink:show="embed" xlink:actuate="onLoad"/></draw:frame>La pyramide, tout comme le porche et les pièces intérieures sont des IndexedFaceSet. L'arrière plan est un nœud BackGround et le sol sableux est un ElevationGrid.</text:p>
      <text:p text:style-name="P11">Vue de la première salle (Dupuis)</text:p>
      <text:p text:style-name="P7"><draw:frame draw:style-name="fr2" draw:name="graphics2" text:anchor-type="paragraph" svg:width="17.59cm" svg:height="8.763cm" draw:z-index="0"><draw:image xlink:href="Pictures/20000007000055E400002ACBD769DA59.svm" xlink:type="simple" xlink:show="embed" xlink:actuate="onLoad"/></draw:frame>Cette première salle contient des tapisseries égyptiennes sur les murs, d'anciennes torches sont accrochées au mur et des statuettes de chat reposent au quatre coins de la pièce. Mais qu'est-ce que cette pierre qui semble sortir du mur?</text:p>
      <text:p text:style-name="P7"/>
      <text:p text:style-name="P7"/>
      <text:p text:style-name="P11">Porte et couloir secrets (Dupuis)</text:p>
      <text:p text:style-name="P7"><draw:frame draw:style-name="fr3" draw:name="graphics3" text:anchor-type="paragraph" svg:width="15.401cm" svg:height="8.521cm" draw:z-index="1"><draw:image xlink:href="Pictures/2000000700003C280000214944C74EEB.svm" xlink:type="simple" xlink:show="embed" xlink:actuate="onLoad"/></draw:frame>Lorsqu'on appuie sur la pierre qui sort du mur, il disparait et une porte ronde en pierre roule pour découvrir le passage secret. Il s'agit d'un TouchSensor connecté à un Timer qui est connecté à des interpolateurs de mouvements ce qui anime la porte de façon réaliste.</text:p>
      <text:p text:style-name="P7"/>
      <text:p text:style-name="P11">Vue de la pièce secrète (Dupuis)</text:p>
      <text:p text:style-name="P7"><draw:frame draw:style-name="fr2" draw:name="graphics4" text:anchor-type="paragraph" svg:width="17.59cm" svg:height="8.398cm" draw:z-index="2"><draw:image xlink:href="Pictures/20000007000062B500002F22989C1F41.svm" xlink:type="simple" xlink:show="embed" xlink:actuate="onLoad"/></draw:frame>De l'autre côté du couloir secret se trouve la pièce secrète du pharaon. Cette pièce est similaire à la pièce principale, mais une tapisserie plus impressionnante se trouve sur le mur du fond. Au centre de la pièce se trouve le sarcophage du pharaon.</text:p>
      <text:p text:style-name="P7"/>
      <text:p text:style-name="P11">Palmier (Dupuis)</text:p>
      <text:p text:style-name="P7"><draw:frame draw:style-name="fr3" draw:name="graphics5" text:anchor-type="paragraph" svg:width="7.728cm" svg:height="7.728cm" draw:z-index="3"><draw:image xlink:href="Pictures/2000000700001E2F00001E2F25F60730.svm" xlink:type="simple" xlink:show="embed" xlink:actuate="onLoad"/></draw:frame>L'élément végétal du monde virtuelle. Le tronc du palmier est un Cone. Ses branches sont composées d'un ensemble d'IndexedFaceSet en forme de triangle et d'un bout de branche fait d'un Cylinder placés les uns à la suite des autres.</text:p>
      <text:p text:style-name="P7">Palmier (profondeur)</text:p>
      <text:p text:style-name="P7"><draw:frame draw:style-name="fr3" draw:name="graphics6" text:anchor-type="paragraph" svg:width="7.594cm" svg:height="7.855cm" draw:z-index="4"><draw:image xlink:href="Pictures/2000000700001E4900001F52C50403CD.svm" xlink:type="simple" xlink:show="embed" xlink:actuate="onLoad"/></draw:frame></text:p>
      <text:p text:style-name="P11">Palmier (Level of Detail) (Gauthier)</text:p>
      <text:p text:style-name="P7"><draw:frame draw:style-name="fr4" draw:name="graphics7" text:anchor-type="paragraph" svg:width="9.394cm" svg:height="8.574cm" draw:z-index="5"><draw:image xlink:href="Pictures/20000007000024B20000217E80E0AC1A.svm" xlink:type="simple" xlink:show="embed" xlink:actuate="onLoad"/></draw:frame>Le palmier est composé de nombreux éléments, ce qui ralentissait l'exécution du programme lorsqu'il y en avait beaucoup. Pour remédier à ce problème, un noeuf LOD(Level Of Details) a été utilisé pour faire en sorte de n'afficher qu'une simple image du palmier lorsque la distance dépasse un certain seuil.</text:p>
      <text:p text:style-name="P7"/>
      <text:p text:style-name="P11">Sarcophage (Gauthier)</text:p>
      <text:p text:style-name="P7"><draw:frame draw:style-name="fr3" draw:name="graphics8" text:anchor-type="paragraph" svg:width="8.149cm" svg:height="5.503cm" draw:z-index="6"><draw:image xlink:href="Pictures/2000000700001FD600001580B95F1E46.svm" xlink:type="simple" xlink:show="embed" xlink:actuate="onLoad"/></draw:frame>Au centre de la pièce se trouve le sarcophage du pharaon. Celui-ci est un IndexedFaceSet texturé inspiré de l'exercice de laboratoire où l'on crée un dé à jouer. La texture utilisé pour ses côtés verticaux a été extraite à partir d'une image d'un véritable sarcophage.</text:p>
      <text:p text:style-name="P7">Sarcophage (profondeur)</text:p>
      <text:p text:style-name="P7"><draw:frame draw:style-name="fr3" draw:name="graphics9" text:anchor-type="paragraph" svg:width="8.998cm" svg:height="5.717cm" draw:z-index="7"><draw:image xlink:href="Pictures/2000000700002325000016542EEB272E.svm" xlink:type="simple" xlink:show="embed" xlink:actuate="onLoad"/></draw:frame></text:p>
      <text:p text:style-name="P7"/>
      <text:p text:style-name="P7"/>
      <text:p text:style-name="P11">Statuette de chat (Gauthier)</text:p>
      <text:p text:style-name="P7"><draw:frame draw:style-name="fr3" draw:name="graphics11" text:anchor-type="paragraph" svg:width="5.928cm" svg:height="8.416cm" draw:z-index="8"><draw:image xlink:href="Pictures/2000000700001728000020DF32A8B7A5.svm" xlink:type="simple" xlink:show="embed" xlink:actuate="onLoad"/></draw:frame>Statuette de chat (prodonfeur)</text:p>
      <text:p text:style-name="P7"><draw:frame draw:style-name="fr3" draw:name="graphics12" text:anchor-type="paragraph" svg:width="5.9cm" svg:height="7.913cm" draw:z-index="9"><draw:image xlink:href="Pictures/200000070000170D00001EE85544DFFD.svm" xlink:type="simple" xlink:show="embed" xlink:actuate="onLoad"/></draw:frame></text:p>
      <text:p text:style-name="P7"/>
      <text:p text:style-name="P11">Torche (Dupuis)</text:p>
      <text:p text:style-name="P7"><draw:frame draw:style-name="fr3" draw:name="graphics13" text:anchor-type="paragraph" svg:width="4.193cm" svg:height="6.304cm" draw:z-index="10"><draw:image xlink:href="Pictures/2000000700001B4A0000290958208D40.svm" xlink:type="simple" xlink:show="embed" xlink:actuate="onLoad"/></draw:frame>L'utilisation de textures de vieux bois et de métal rouillé, nous a permis de créer un effet de torche très vieille. Les flammes de la torche bougent comme un vrai feu. Cet effet a été réalisé avec un Timer et des interpolateurs de mouvement qui font tourner brusquement la Sphere et la font grossir et rapetisser constamment.</text:p>
      <text:p text:style-name="P7"><text:s/></text:p>
      <text:p text:style-name="P7">Torche (profondeur)</text:p>
      <text:p text:style-name="P7"><draw:frame draw:style-name="fr3" draw:name="graphics14" text:anchor-type="paragraph" svg:width="5.641cm" svg:height="7.033cm" draw:z-index="11"><draw:image xlink:href="Pictures/2000000700001DC50000251CD0CA6B00.svm" xlink:type="simple" xlink:show="embed" xlink:actuate="onLoad"/></draw:frame></text:p>
      <text:p text:style-name="P11">Rapport de progrès du projet (<text:a xlink:type="simple" xlink:href="https://github.com/biximilien/papyrus/graphs/contributors">https://github.com/biximilien/papyrus/graphs/contributors</text:a>)</text:p>
      <text:p text:style-name="P7"><draw:frame draw:style-name="fr5" draw:name="graphics15" text:anchor-type="paragraph" svg:width="17.59cm" svg:height="8.491cm" draw:z-index="12"><draw:image xlink:href="Pictures/200000070000605400002E83F74A249C.svm" xlink:type="simple" xlink:show="embed" xlink:actuate="onLoad"/></draw:frame></text:p>
      <text:p text:style-name="P7">Quantité de commits</text:p>
      <text:p text:style-name="P7"><draw:frame draw:style-name="fr6" draw:name="graphics16" text:anchor-type="paragraph" svg:width="17.59cm" svg:height="2.863cm" draw:z-index="13"><draw:image xlink:href="Pictures/2000000700005CB600000F18F8B623D0.svm" xlink:type="simple" xlink:show="embed" xlink:actuate="onLoad"/></draw:frame></text:p>
      <text:p text:style-name="P11">Fréquence de contribution au code source</text:p>
      <text:p text:style-name="P7"><draw:frame draw:style-name="fr7" draw:name="graphics17" text:anchor-type="paragraph" svg:width="17.59cm" svg:height="10.333cm" draw:z-index="14"><draw:image xlink:href="Pictures/2000000700005DF4000037325AE89062.svm" xlink:type="simple" xlink:show="embed" xlink:actuate="onLoad"/></draw:frame></text:p>
      <text:h text:style-name="P12" text:outline-level="1">Conclusion</text:h>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transform="upperca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200%" fo:text-align="justify" style:justify-single-word="false" style:page-number="auto"/>
      <style:text-properties fo:font-variant="normal" fo:text-transform="non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200%"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style:font-name="Arial1" fo:font-size="10.5pt"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5pt" style:font-size-asian="10.5pt" style:font-size-complex="10.5pt"/>
    </style:style>
    <style:style style:name="MP2" style:family="paragraph" style:parent-style-name="Footer">
      <style:paragraph-properties fo:text-align="end" style:justify-single-word="false"/>
      <style:text-properties fo:language="fr" fo:country="C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xime Gauthier<text:tab/><text:tab/>Maxime dupuis</text:p>
        <text:p text:style-name="MP1">GAUM03118809<text:tab/><text:tab/>dupm15049307</text:p>
      </style:header>
      <style:footer>
        <text:p text:style-name="MP2"><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4:20:34.46</meta:creation-date>
    <dc:date>2013-12-17T14:10:43.21</dc:date>
    <meta:editing-duration>P3DT19H42M24S</meta:editing-duration>
    <meta:editing-cycles>150</meta:editing-cycles>
    <meta:generator>OpenOffice.org/3.4.1$Win32 OpenOffice.org_project/341m1$Build-9593</meta:generator>
    <dc:creator>Maxime Dupuis</dc:creator>
    <meta:document-statistic meta:table-count="1" meta:image-count="16" meta:object-count="0" meta:page-count="14" meta:paragraph-count="49" meta:word-count="505" meta:character-count="3203"/>
  </office:meta>
</office:document-meta>
</file>